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77.9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25" style:family="table-cell" style:parent-style-name="Default">
      <style:table-cell-properties fo:border-bottom="none" fo:border-left="0.06pt solid #000000" fo:border-right="0.06pt solid #000000" fo:border-top="none"/>
    </style:style>
    <style:style style:name="ce226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order-left="none" fo:border-right="0.06pt solid #000000" fo:border-top="none"/>
    </style:style>
    <style:style style:name="ce2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PAG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Cuentas por Pagar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4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41" office:value-type="string" office:string-value="Ref. PT" calcext:value-type="string" table:number-columns-spanned="1" table:number-rows-spanned="2">
            <text:p><text:s/>Ref. PT </text:p>
          </table:table-cell>
          <table:table-cell table:style-name="ce249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80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41"/>
          <table:covered-table-cell table:style-name="ce249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80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230" office:value-type="string" office:string-value="Cuentas por Pagar Comerciales:" calcext:value-type="string">
            <text:p><text:s/>Cuentas por Pagar Comerciales: </text:p>
          </table:table-cell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224" office:value-type="string" calcext:value-type="string">
            <text:p>2-1-1-03-01-001</text:p>
          </table:table-cell>
          <table:table-cell table:style-name="ce50" office:value-type="string" office:string-value="Proveedores Locales" calcext:value-type="string">
            <text:p><text:s/>Proveedores Locales </text:p>
          </table:table-cell>
          <table:table-cell table:style-name="ce51" office:value-type="float" office:value="11700" calcext:value-type="float">
            <text:p><text:s/>11,700 </text:p>
          </table:table-cell>
          <table:table-cell table:style-name="ce99"/>
          <table:table-cell table:style-name="ce107"/>
          <table:table-cell table:style-name="ce49" table:formula="of:=[.F16]-[.I16]" office:value-type="float" office:value="-11700" calcext:value-type="float">
            <text:p><text:s/>(11,700)</text:p>
          </table:table-cell>
          <table:table-cell table:style-name="ce124" table:formula="of:=[.L16]/[.$L$30]" office:value-type="percentage" office:value="0.122220016922772" calcext:value-type="percentage">
            <text:p>12.2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224" office:value-type="string" calcext:value-type="string">
            <text:p>2-1-1-09-01-001</text:p>
          </table:table-cell>
          <table:table-cell table:style-name="ce231" office:value-type="string" office:string-value="Anticipo de Clientes" calcext:value-type="string">
            <text:p><text:s/>Anticipo de Clientes </text:p>
          </table:table-cell>
          <table:table-cell table:style-name="ce51" office:value-type="float" office:value="65608" calcext:value-type="float">
            <text:p><text:s/>65,608 </text:p>
          </table:table-cell>
          <table:table-cell table:style-name="ce99"/>
          <table:table-cell table:style-name="ce107"/>
          <table:table-cell table:style-name="ce49" table:formula="of:=[.F17]-[.I17]" office:value-type="float" office:value="-65608" calcext:value-type="float">
            <text:p><text:s/>(65,608)</text:p>
          </table:table-cell>
          <table:table-cell table:style-name="ce124" table:formula="of:=[.L17]/[.$L$30]" office:value-type="percentage" office:value="0.685351356433265" calcext:value-type="percentage">
            <text:p>68.5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4" office:value-type="string" calcext:value-type="string">
            <text:p>2-1-1-05-01-001</text:p>
          </table:table-cell>
          <table:table-cell table:style-name="ce231" office:value-type="string" office:string-value="Alimentacion por Pagar" calcext:value-type="string">
            <text:p><text:s/>Alimentacion por Pagar </text:p>
          </table:table-cell>
          <table:table-cell table:style-name="ce51" office:value-type="float" office:value="138" calcext:value-type="float">
            <text:p><text:s/>138 </text:p>
          </table:table-cell>
          <table:table-cell table:style-name="ce99"/>
          <table:table-cell table:style-name="ce107"/>
          <table:table-cell table:style-name="ce49" table:formula="of:=[.F18]-[.I18]" office:value-type="float" office:value="-138" calcext:value-type="float">
            <text:p><text:s/>(138)</text:p>
          </table:table-cell>
          <table:table-cell table:style-name="ce124" table:formula="of:=[.L18]/[.$L$30]" office:value-type="percentage" office:value="0.00144156943037115" calcext:value-type="percentage">
            <text:p>0.14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5"/>
          <table:table-cell table:style-name="ce232"/>
          <table:table-cell table:style-name="ce5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225"/>
          <table:table-cell table:style-name="ce233" office:value-type="string" calcext:value-type="string">
            <text:p>Cuentas por Pagar, Partes Relacionadas:</text:p>
          </table:table-cell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224" office:value-type="string" calcext:value-type="string">
            <text:p>2-1-1-05-02-001</text:p>
          </table:table-cell>
          <table:table-cell table:style-name="ce231" office:value-type="string" office:string-value="Tomislav Topic Granados" calcext:value-type="string">
            <text:p><text:s/>Tomislav Topic Granados </text:p>
          </table:table-cell>
          <table:table-cell table:style-name="ce53" office:value-type="float" office:value="2500" calcext:value-type="float">
            <text:p>2,500</text:p>
          </table:table-cell>
          <table:table-cell table:style-name="ce99"/>
          <table:table-cell table:style-name="ce107"/>
          <table:table-cell table:style-name="ce49" table:formula="of:=[.F21]-[.I21]" office:value-type="float" office:value="-2500" calcext:value-type="float">
            <text:p><text:s/>(2,500)</text:p>
          </table:table-cell>
          <table:table-cell table:style-name="ce124" table:formula="of:=[.L21]/[.$L$30]" office:value-type="percentage" office:value="0.0261153882313614" calcext:value-type="percentage">
            <text:p>2.6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6" office:value-type="string" calcext:value-type="string">
            <text:p>2-1-1-07-02-001</text:p>
          </table:table-cell>
          <table:table-cell table:style-name="ce234" office:value-type="string" office:string-value="Telconet S.A." calcext:value-type="string">
            <text:p><text:s/>Telconet S.A. </text:p>
          </table:table-cell>
          <table:table-cell table:style-name="ce54" office:value-type="float" office:value="10913" calcext:value-type="float">
            <text:p>10,913 </text:p>
          </table:table-cell>
          <table:table-cell table:style-name="ce99"/>
          <table:table-cell table:style-name="ce107"/>
          <table:table-cell table:style-name="ce49" table:formula="of:=[.F22]-[.I22]" office:value-type="float" office:value="-10913" calcext:value-type="float">
            <text:p><text:s/>(10,913)</text:p>
          </table:table-cell>
          <table:table-cell table:style-name="ce124" table:formula="of:=[.L22]/[.$L$30]" office:value-type="percentage" office:value="0.113998892707539" calcext:value-type="percentage">
            <text:p>11.4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226" office:value-type="string" calcext:value-type="string">
            <text:p>2-1-1-07-02-002</text:p>
          </table:table-cell>
          <table:table-cell table:style-name="ce235" office:value-type="string" calcext:value-type="string">
            <text:p>Servicios telcodata S.A.</text:p>
          </table:table-cell>
          <table:table-cell table:style-name="ce54" office:value-type="float" office:value="4870" calcext:value-type="float">
            <text:p>4,870 </text:p>
          </table:table-cell>
          <table:table-cell table:style-name="ce99"/>
          <table:table-cell table:style-name="ce107"/>
          <table:table-cell table:style-name="ce49" table:formula="of:=[.F23]-[.I23]" office:value-type="float" office:value="-4870" calcext:value-type="float">
            <text:p><text:s/>(4,870)</text:p>
          </table:table-cell>
          <table:table-cell table:style-name="ce124" table:formula="of:=[.L23]/[.$L$30]" office:value-type="percentage" office:value="0.0508727762746921" calcext:value-type="percentage">
            <text:p>5.0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95729" calcext:value-type="float">
            <text:p><text:s/>95,729 </text:p>
          </table:table-cell>
          <table:table-cell table:style-name="ce18" table:number-columns-repeated="2"/>
          <table:table-cell table:style-name="ce18" table:formula="of:=SUM([.L14:.L27])" office:value-type="float" office:value="-95729" calcext:value-type="float">
            <text:p><text:s/>(95,729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uentas por Pagar Comerciales: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Proveedores Locales</text:p>
          </table:table-cell>
          <table:table-cell table:style-name="ce60"/>
          <table:table-cell table:style-name="ce75" table:formula="of:=[.I16]" office:value-type="float" office:value="11700" calcext:value-type="float">
            <text:p><text:s/>11,7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nticipo de clientes</text:p>
          </table:table-cell>
          <table:table-cell table:style-name="ce60"/>
          <table:table-cell table:style-name="ce75" table:formula="of:=[.I17]" office:value-type="float" office:value="65608" calcext:value-type="float">
            <text:p><text:s/>65,608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uentas por Pagar, partes relacionadas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Telconet S.A.</text:p>
          </table:table-cell>
          <table:table-cell table:style-name="ce60"/>
          <table:table-cell table:style-name="ce75" table:formula="of:=[.I22]" office:value-type="float" office:value="10913" calcext:value-type="float">
            <text:p><text:s/>10,913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rvicios Telcodata S.A.</text:p>
          </table:table-cell>
          <table:table-cell table:style-name="ce61"/>
          <table:table-cell table:style-name="ce75" table:formula="of:=[.I23]" office:value-type="float" office:value="4870" calcext:value-type="float">
            <text:p><text:s/>4,87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arios</text:p>
          </table:table-cell>
          <table:table-cell table:style-name="ce61"/>
          <table:table-cell table:style-name="ce75" table:formula="of:=[.I21]" office:value-type="float" office:value="2500" calcext:value-type="float">
            <text:p><text:s/>2,500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as cuentas por Pagar</text:p>
          </table:table-cell>
          <table:table-cell table:style-name="ce61"/>
          <table:table-cell table:style-name="ce75" table:formula="of:=[.I18]" office:value-type="float" office:value="138" calcext:value-type="float">
            <text:p><text:s/>138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6])" office:value-type="float" office:value="0" calcext:value-type="float">
            <text:p><text:s/>- </text:p>
          </table:table-cell>
          <table:table-cell table:style-name="ce77" table:formula="of:=+SUM([.D35:.D46])" office:value-type="float" office:value="95729" calcext:value-type="float">
            <text:p><text:s/>95,729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 number:decimal-places="1"/>
    </number:time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loext:min-decimal-places="1" number:min-integer-digits="1"/>
      <number:text>%</number:text>
    </number:percentag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3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4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5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6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6P0"/>
    </number:currency-style>
    <number:number-style style:name="N10147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7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8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49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50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0P0"/>
    </number:number-style>
    <number:number-style style:name="N10151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s" number:country="EC">
      <loext:text> </loext:text>
      <loext:fill-character> </loext:fill-character>
      <number:text>- </number:text>
    </number:number-style>
    <number:text-style style:name="N10151" number:language="es" number:country="EC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2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2P2" style:volatile="true" number:language="es" number:country="EC">
      <loext:text> $ </loext:text>
      <loext:fill-character> </loext:fill-character>
      <number:text>- </number:text>
    </number:currency-style>
    <number:text-style style:name="N10152" number:language="es" number:country="EC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4:28:37.2283306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0T14:38:14.429589814</dc:date>
    <meta:editing-duration>PT33M42S</meta:editing-duration>
    <meta:editing-cycles>3</meta:editing-cycles>
    <meta:document-statistic meta:table-count="1" meta:cell-count="136" meta:object-count="0"/>
  </office:meta>
</office:document-meta>
</file>